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Javanese Text" svg:font-family="'Javanese Text'"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Light" svg:font-family="'Calibri Light'" style:font-family-generic="swiss" style:font-pitch="variable"/>
    <style:font-face style:name="Corbel Light" svg:font-family="'Corbel Light'" style:font-adornments="Regular" style:font-family-generic="swiss" style:font-pitch="variable"/>
    <style:font-face style:name="Franklin Gothic Medium" svg:font-family="'Franklin Gothic Medium'"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Bahnschrift" fo:font-size="18pt" style:font-size-asian="18pt" style:font-size-complex="18pt"/>
    </style:style>
    <style:style style:name="P3" style:family="paragraph" style:parent-style-name="Standard">
      <style:paragraph-properties fo:text-align="start" style:justify-single-word="false"/>
      <style:text-properties style:font-name="Bahnschrift" fo:font-size="18pt" style:font-size-asian="18pt" style:font-size-complex="18pt"/>
    </style:style>
    <style:style style:name="P4" style:family="paragraph" style:parent-style-name="Standard">
      <style:paragraph-properties fo:text-align="center" style:justify-single-word="false"/>
      <style:text-properties style:font-name="Bahnschrift" fo:font-size="18pt" fo:font-style="italic" fo:font-weight="normal"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style:font-name="Bahnschrift"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Bahnschrift" fo:font-size="36pt" style:font-size-asian="36pt" style:font-size-complex="36pt"/>
    </style:style>
    <style:style style:name="P7" style:family="paragraph" style:parent-style-name="Standard">
      <style:paragraph-properties fo:text-align="center" style:justify-single-word="false"/>
      <style:text-properties style:font-name="Javanese Text"/>
    </style:style>
    <style:style style:name="P8" style:family="paragraph" style:parent-style-name="Standard">
      <style:paragraph-properties fo:text-align="start" style:justify-single-word="false" fo:break-before="page"/>
      <style:text-properties style:font-name="Bahnschrift" fo:font-size="18pt" style:font-size-asian="18pt" style:font-size-complex="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Javascript</text:p>
      <text:p text:style-name="P2"><text:span text:style-name="T1"/></text:p>
      <text:p text:style-name="P2"><text:span text:style-name="T1">PROFESSEUR</text:span> : Nicolas PRIEUR</text:p>
      <text:p text:style-name="P2"><text:span text:style-name="T1">BINÔME</text:span> : Houda ALIABBAS &amp; Nourdine MOUMINI</text:p>
      <text:p text:style-name="P2"><text:span text:style-name="T1">PROJET</text:span> : POST-IT</text:p>
      <text:p text:style-name="P4">Année : 2020</text:p>
      <text:p text:style-name="P8"/>
      <text:p text:style-name="P3"><text:span text:style-name="T1">INTRODUCTION</text:span> : </text:p>
      <text:p text:style-name="P3"><text:tab/></text:p>
      <text:p text:style-name="P3"><text:tab/>Dans le cadre de notre 3ème année de licence en Informatique à Paris 8, nous avons travailler sur une projet en Javascript avec une architecture MVC.</text:p>
      <text:p text:style-name="P3"/>
      <text:p text:style-name="P3"><text:span text:style-name="T1">TECHNOLOGIE : </text:span></text:p>
      <text:p text:style-name="P3"><text:span text:style-name="T1"><text:tab/></text:span></text:p>
      <text:p text:style-name="P3"><text:span text:style-name="T1"><text:tab/></text:span><text:span text:style-name="T2">FileSysteme : Nous avons choisi cette API car il permet comme une BDD d'utiliser la méthode CRUD ( Create, Read, Update, Delete ).</text:span></text:p>
      <text:p text:style-name="P3"><text:span text:style-name="T2"><text:tab/></text:span></text:p>
      <text:p text:style-name="P3"><text:span text:style-name="T2"><text:tab/>Socket.io : Nous avons décider de choisir socket.io car il permet des interactions en temps réel. </text:span></text:p>
      <text:p text:style-name="P3"/>
      <text:p text:style-name="P3"><text:span text:style-name="T1">POST-IT</text:span> : </text:p>
      <text:p text:style-name="P3"><text:tab/></text:p>
      <text:p text:style-name="P3"><text:tab/>Nous avons réaliser un post-it ou il est possible de modifier le corps du texte, d'ajouter un titre à la création du post-it et de le supprimer. Nous n'avons pas pu crée une base de donnée et la liée aux activités des post-it, comme la sauvegarde des post-it, l'ajout de photo ( grâce au BLOB). Nous n'avons pas pu faire de comptes d'utilisateur</text:p>
      <text:p text:style-name="P3"><text:span text:style-name="T1"/></text:p>
      <text:p text:style-name="P3"><text:span text:style-name="T1"/></text:p>
      <text:p text:style-name="P8"><text:span text:style-name="T1"/></text:p>
      <text:p text:style-name="P3"><text:span text:style-name="T1">ARCHITECTURE :</text:span></text:p>
      <text:p text:style-name="P3"><text:span text:style-name="T1"/></text:p>
      <text:p text:style-name="P3"><text:span text:style-name="T1"><text:tab/></text:span><text:span text:style-name="T2">L'architecture MVC est assez complexe lorsqu'on a pas l'habitude de travailler en orienté objet, la chose la plus complexe est évidemment les appellent de fonction car elle fusent dans tout les sens. Une pratique est essentiel pour l'assimilation du concept. Mais il est claire qu'un bon modèle MVC rend l'application beaucoup plus simple a maintenir sur du long terme. </text:span></text:p>
      <text:p text:style-name="P3"><text:span text:style-name="T2"/></text:p>
      <text:p text:style-name="P3"><text:span text:style-name="T2"><text:tab/>Le View est simplement pour le visuel de l'application.</text:span></text:p>
      <text:p text:style-name="P3"><text:span text:style-name="T2"/></text:p>
      <text:p text:style-name="P3"><text:span text:style-name="T2"><text:tab/>Le Controller à un rôle un peu complexe car il peut empiéter sur le View par exemple en récupérer la valeur pour l'envoyer au Model, alors que View peut récupérer la valeur et l'envoyer à une fonction du View qui fera appelle au Controller qui l'envoi au Model.</text:span></text:p>
      <text:p text:style-name="P3"><text:span text:style-name="T2"/></text:p>
      <text:p text:style-name="P3"><text:span text:style-name="T2"><text:tab/>Le Model gère lui la discussion entre serveur et l'application.</text:span></text:p>
      <text:p text:style-name="P3"><text:span text:style-name="T1"/></text:p>
      <text:p text:style-name="P3"><text:span text:style-name="T1">DIFFICULTE</text:span> : </text:p>
      <text:p text:style-name="P3"><text:tab/></text:p>
      <text:p text:style-name="P3"><text:tab/>Les difficultés sont nombreuse mais 2 sortent du lot.</text:p>
      <text:p text:style-name="P3"/>
      <text:p text:style-name="P3"><text:tab/>1 – La base de donnée : Nous n'avons pas pu implémenter une liaison Model &lt;=&gt; Server.</text:p>
      <text:p text:style-name="P3"/>
      <text:p text:style-name="P3">Récupérer les ''values'' d'un input et l'envoyer au model était simple mais la connexion server &lt;=&gt; model est plus complexe, dans notre cas la liaison était perdu entre le model et le server. Nous n'arrivions pas a déterminer <text:soft-page-break/>pourquoi.</text:p>
      <text:p text:style-name="P3"><text:tab/></text:p>
      <text:p text:style-name="P3"><text:tab/>2 – Post-it : Le post-it est complexe car nous devons gérer le déplacement et les superpositions.</text:p>
      <text:p text:style-name="P3"/>
      <text:p text:style-name="P3"><text:tab/>Notre approche naïve des choses a était de vouloir récupérer l'id des éléments sur lequel on a cliquer et de travailler ainsi en changeant les ID a chaque événement clique.</text:p>
      <text:p text:style-name="P3"><text:tab/></text:p>
      <text:p text:style-name="P3"><text:tab/>Mais n'est-il pas plus simple de travailler sur une div ? Puisque nous dupliquons les éléments. Bien évidemment que oui. Il a été essentiel de donner une position absolute a notre div car sinon elle se faisait pousser dans tout les sens.</text:p>
      <text:p text:style-name="P3"/>
      <text:p text:style-name="P5">CONCLUSION : <text:span text:style-name="T2">Le projet était un peu compliqué, il y a beaucoup d'améliorations. Mais c'était extrêmement enrichiss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Javanese Text" svg:font-family="'Javanese Text'"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Light" svg:font-family="'Calibri Light'" style:font-family-generic="swiss" style:font-pitch="variable"/>
    <style:font-face style:name="Corbel Light" svg:font-family="'Corbel Light'" style:font-adornments="Regular" style:font-family-generic="swiss" style:font-pitch="variable"/>
    <style:font-face style:name="Franklin Gothic Medium" svg:font-family="'Franklin Gothic Medium'"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iffa Moumini</meta:initial-creator>
    <meta:creation-date>2020-01-20T03:11:23.51</meta:creation-date>
    <meta:document-statistic meta:table-count="0" meta:image-count="0" meta:object-count="0" meta:page-count="4" meta:paragraph-count="32" meta:word-count="453" meta:character-count="2661"/>
    <dc:date>2020-01-20T04:48:12.26</dc:date>
    <dc:creator>Aniffa Moumini</dc:creator>
    <meta:editing-duration>PT1M42S</meta:editing-duration>
    <meta:editing-cycles>1</meta:editing-cycles>
    <meta:generator>OpenOffice/4.1.2$Win32 OpenOffice.org_project/412m3$Build-9782</meta:generator>
  </office:meta>
</office:document-meta>
</file>